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5027" officeooo:paragraph-rsid="001150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cket end points</text:p>
      <text:p text:style-name="Standard"/>
      <text:p text:style-name="Standard"><text:bookmark text:name="website_endpoint"/><text:a xlink:type="simple" xlink:href="http://www.michellesnirvana.com.s3-website-us-west-1.amazonaws.com/" office:target-frame-name="_blank" xlink:show="new">www.michellesnirvana.com.s3-website-us-west-1.amazonaws.com</text:a></text:p>
      <text:p text:style-name="Preformatted_20_Text"/>
      <text:p text:style-name="Preformatted_20_Text"/>
      <text:p text:style-name="Standard"><text:bookmark text:name="website_endpoint1"/><text:a xlink:type="simple" xlink:href="http://michellesnirvana.com.s3-website-us-east-1.amazonaws.com/" office:target-frame-name="_blank" xlink:show="new">michellesnirvana.com.s3-website-us-east-1.amazonaws.com</text:a></text:p>
      <text:p text:style-name="Preformatted_20_Text"/>
      <text:p text:style-name="Preformatted_20_Text"/>
      <text:p text:style-name="Standard">Name Servers *:</text:p>
      <text:p text:style-name="Standard">ns-2046.awsdns-63.co.uk</text:p>
      <text:p text:style-name="Standard">ns-1383.awsdns-44.org</text:p>
      <text:p text:style-name="Standard">ns-40.awsdns-05.com</text:p>
      <text:p text:style-name="Standard">ns-642.awsdns-16.net</text:p>
      <text:p text:style-name="Preformatted_20_Text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3:26:24.710353913</meta:creation-date>
    <dc:date>2015-11-03T13:58:19.173573688</dc:date>
    <meta:editing-duration>PT16M44S</meta:editing-duration>
    <meta:editing-cycles>1</meta:editing-cycles>
    <meta:document-statistic meta:table-count="0" meta:image-count="0" meta:object-count="0" meta:page-count="1" meta:paragraph-count="8" meta:word-count="12" meta:character-count="229" meta:non-whitespace-character-count="225"/>
    <meta:generator>LibreOffice/4.2.8.2$Linux_X86_64 LibreOffice_project/420m0$Build-2</meta:generator>
  </office:meta>
</office:document-meta>
</file>